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Ezra SIL" svg:font-family="'Ezr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size="17.1000003814697pt" officeooo:rsid="000cc3c0" officeooo:paragraph-rsid="000cc3c0" style:font-name-asian="Ezra SIL" style:font-size-asian="15pt" style:font-name-complex="Ezra SIL" style:font-size-complex="17.1000003814697pt"/>
    </style:style>
    <style:style style:name="P2" style:family="paragraph" style:parent-style-name="Standard">
      <style:paragraph-properties style:writing-mode="lr-tb"/>
      <style:text-properties fo:font-size="17.1000003814697pt" officeooo:rsid="000fcf2a" officeooo:paragraph-rsid="000fcf2a" style:font-name-asian="Ezra SIL" style:font-size-asian="15pt" style:font-name-complex="Ezra SIL" style:font-size-complex="17.1000003814697pt"/>
    </style:style>
    <style:style style:name="P3" style:family="paragraph" style:parent-style-name="Standard">
      <style:paragraph-properties style:writing-mode="lr-tb"/>
      <style:text-properties fo:font-size="17.1000003814697pt" officeooo:rsid="00111b5b" officeooo:paragraph-rsid="00111b5b" style:font-name-asian="Ezra SIL" style:font-size-asian="15pt" style:font-name-complex="Ezra SIL" style:font-size-complex="17.1000003814697pt"/>
    </style:style>
    <style:style style:name="P4" style:family="paragraph" style:parent-style-name="Standard">
      <style:paragraph-properties style:writing-mode="lr-tb"/>
      <style:text-properties fo:font-size="17.1000003814697pt" officeooo:rsid="00133930" officeooo:paragraph-rsid="00133930" style:font-name-asian="Ezra SIL" style:font-size-asian="15pt" style:font-name-complex="Ezra SIL" style:font-size-complex="17.1000003814697pt"/>
    </style:style>
    <style:style style:name="P5" style:family="paragraph" style:parent-style-name="Standard">
      <style:paragraph-properties style:writing-mode="lr-tb"/>
      <style:text-properties fo:font-size="17.1000003814697pt" officeooo:rsid="0017d030" officeooo:paragraph-rsid="0017d030" style:font-name-asian="Ezra SIL" style:font-size-asian="15pt" style:font-name-complex="Ezra SIL" style:font-size-complex="17.1000003814697pt"/>
    </style:style>
    <style:style style:name="P6" style:family="paragraph" style:parent-style-name="Standard">
      <style:paragraph-properties style:writing-mode="lr-tb"/>
      <style:text-properties fo:font-size="17.1000003814697pt" officeooo:rsid="0018a1a1" officeooo:paragraph-rsid="0018a1a1" style:font-name-asian="Ezra SIL" style:font-size-asian="15pt" style:font-name-complex="Ezra SIL" style:font-size-complex="17.1000003814697pt"/>
    </style:style>
    <style:style style:name="P7" style:family="paragraph" style:parent-style-name="Standard">
      <style:paragraph-properties style:writing-mode="lr-tb"/>
      <style:text-properties fo:font-size="17.1000003814697pt" officeooo:rsid="001d1afa" officeooo:paragraph-rsid="000cc3c0" style:font-name-asian="Ezra SIL" style:font-size-asian="15pt" style:font-name-complex="Ezra SIL" style:font-size-complex="17.1000003814697pt"/>
    </style:style>
    <style:style style:name="P8" style:family="paragraph" style:parent-style-name="Standard">
      <style:paragraph-properties style:writing-mode="lr-tb"/>
      <style:text-properties fo:font-size="17.1000003814697pt" officeooo:rsid="001d1afa" officeooo:paragraph-rsid="001d1afa" style:font-name-asian="Ezra SIL" style:font-size-asian="15pt" style:font-name-complex="Ezra SIL" style:font-size-complex="17.1000003814697pt"/>
    </style:style>
    <style:style style:name="T1" style:family="text">
      <style:text-properties officeooo:rsid="000fcf2a"/>
    </style:style>
    <style:style style:name="T2" style:family="text">
      <style:text-properties officeooo:rsid="00111b5b"/>
    </style:style>
    <style:style style:name="T3" style:family="text">
      <style:text-properties officeooo:rsid="0011549a"/>
    </style:style>
    <style:style style:name="T4" style:family="text">
      <style:text-properties officeooo:rsid="0014bb11"/>
    </style:style>
    <style:style style:name="T5" style:family="text">
      <style:text-properties officeooo:rsid="00151d83"/>
    </style:style>
    <style:style style:name="T6" style:family="text">
      <style:text-properties officeooo:rsid="00169b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Ezra SIL" svg:font-family="'Ezr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0:00:53.943478042</meta:creation-date>
    <dc:date>2019-05-13T11:54:23.015590824</dc:date>
    <meta:editing-duration>P3DT15H13M56S</meta:editing-duration>
    <meta:editing-cycles>21</meta:editing-cycles>
    <meta:generator>LibreOffice/6.0.3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